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Calibri" svg:font-family="Calibri"/>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Quattrocento Sans" svg:font-family="'Quattrocento San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53cm" svg:stroke-color="#379bbd" draw:stroke-linejoin="miter" svg:stroke-linecap="butt" draw:fill="solid" draw:fill-color="#ffffff"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accent5" loext:color-type="theme"/>
        <loext:fill-complex-color loext:theme-type="light1" loext:color-type="theme"/>
      </style:graphic-properties>
      <style:paragraph-properties style:writing-mode="lr-tb"/>
    </style:style>
    <style:style style:name="gr2" style:family="graphic" style:parent-style-name="standard">
      <style:graphic-properties draw:stroke="solid" svg:stroke-width="0.053cm" svg:stroke-color="#379bbd" draw:stroke-linejoin="miter" svg:stroke-linecap="butt" draw:fill="solid" draw:fill-color="#ffffff"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accent5" loext:color-type="theme"/>
        <loext:fill-complex-color loext:theme-type="light1" loext:color-type="theme"/>
      </style:graphic-properties>
    </style:style>
    <style:style style:name="gr3" style:family="graphic" style:parent-style-name="standard" style:list-style-name="L2">
      <style:graphic-properties draw:stroke="none" svg:stroke-width="0cm" draw:fill="solid" draw:fill-color="#f1a205" draw:textarea-horizontal-align="justify" draw:textarea-vertical-align="middle" draw:auto-grow-height="false" draw:fit-to-size="false" style:shrink-to-fit="false" fo:min-height="0cm" fo:min-width="0cm" fo:padding-top="0.132cm" fo:padding-bottom="0.132cm" fo:padding-left="0.132cm" fo:padding-right="0.132cm" fo:wrap-option="wrap" style:writing-mode="lr-tb" loext:decorative="false"/>
      <style:paragraph-properties style:writing-mode="lr-tb"/>
    </style:style>
    <style:style style:name="gr4" style:family="graphic" style:parent-style-name="standard" style:list-style-name="L2">
      <style:graphic-properties draw:stroke="none" svg:stroke-width="0cm" draw:fill="solid" draw:fill-color="#f1a205" draw:textarea-horizontal-align="justify" draw:textarea-vertical-align="middle" draw:auto-grow-height="false" draw:fit-to-size="false" style:shrink-to-fit="false" fo:min-height="0cm" fo:min-width="0cm" fo:padding-top="0.132cm" fo:padding-bottom="0.132cm" fo:padding-left="0.132cm" fo:padding-right="0.132cm" fo:wrap-option="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 style:family="graphic" style:parent-style-name="standard" style:list-style-name="L2">
      <style:graphic-properties draw:stroke="none" svg:stroke-width="0cm" draw:fill="solid" draw:fill-color="#f1a205" draw:textarea-horizontal-align="justify" draw:textarea-vertical-align="middle" draw:auto-grow-height="false" draw:fit-to-size="false" style:shrink-to-fit="false" fo:min-height="0cm" fo:min-width="0cm" fo:padding-top="0.132cm" fo:padding-bottom="0.132cm" fo:padding-left="0.132cm" fo:padding-right="0.132cm" fo:wrap-option="wrap" style:writing-mode="lr-tb" loext:decorative="false"/>
      <style:paragraph-properties style:writing-mode="lr-tb"/>
    </style:style>
    <style:style style:name="gr8" style:family="graphic" style:parent-style-name="standard" style:list-style-name="L2">
      <style:graphic-properties draw:stroke="none" svg:stroke-width="0cm" draw:fill="solid" draw:fill-color="#f1a205" draw:textarea-horizontal-align="justify" draw:textarea-vertical-align="middle" draw:auto-grow-height="false" draw:fit-to-size="false" style:shrink-to-fit="false" fo:min-height="0cm" fo:min-width="0cm" fo:padding-top="0.132cm" fo:padding-bottom="0.132cm" fo:padding-left="0.132cm" fo:padding-right="0.132cm" fo:wrap-option="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1" style:family="graphic" style:parent-style-name="standard" style:list-style-name="L2">
      <style:graphic-properties draw:stroke="none" svg:stroke-width="0cm" draw:fill="solid" draw:fill-color="#f1a205" draw:textarea-horizontal-align="justify" draw:textarea-vertical-align="middle" draw:auto-grow-height="false" draw:fit-to-size="false" style:shrink-to-fit="false" fo:min-height="0cm" fo:min-width="0cm" fo:padding-top="0.132cm" fo:padding-bottom="0.132cm" fo:padding-left="0.132cm" fo:padding-right="0.132cm" fo:wrap-option="wrap" style:writing-mode="lr-tb" loext:decorative="false"/>
      <style:paragraph-properties style:writing-mode="lr-tb"/>
    </style:style>
    <style:style style:name="gr12" style:family="graphic" style:parent-style-name="standard" style:list-style-name="L2">
      <style:graphic-properties draw:stroke="none" svg:stroke-width="0cm" draw:fill="solid" draw:fill-color="#f1a205" draw:textarea-horizontal-align="justify" draw:textarea-vertical-align="middle" draw:auto-grow-height="false" draw:fit-to-size="false" style:shrink-to-fit="false" fo:min-height="0cm" fo:min-width="0cm" fo:padding-top="0.132cm" fo:padding-bottom="0.132cm" fo:padding-left="0.132cm" fo:padding-right="0.132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664cm" fo:min-width="11.504cm" fo:padding-top="0.127cm" fo:padding-bottom="0.127cm" fo:padding-left="0.254cm" fo:padding-right="0.254cm" fo:wrap-option="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0" style:family="graphic" style:parent-style-name="standard" style:list-style-name="L2">
      <style:graphic-properties draw:stroke="solid" svg:stroke-width="0.026cm" svg:stroke-color="#fbc14e" draw:stroke-linejoin="round" svg:stroke-linecap="butt" draw:fill="solid" draw:fill-color="#fbc14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loext:stroke-complex-color loext:theme-type="dark2" loext:color-type="theme"/>
        <loext:fill-complex-color loext:theme-type="accent4" loext:color-type="theme"/>
      </style:graphic-properties>
      <style:paragraph-properties style:writing-mode="lr-tb"/>
    </style:style>
    <style:style style:name="gr21" style:family="graphic" style:parent-style-name="standard" style:list-style-name="L2">
      <style:graphic-properties draw:stroke="none" svg:stroke-width="0cm" draw:fill="solid" draw:fill-color="#d8d8d8"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2" style:family="graphic" style:parent-style-name="standard" style:list-style-name="L2">
      <style:graphic-properties draw:stroke="none" svg:stroke-width="0cm" draw:fill="solid" draw:fill-color="#d8d8d8"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3" style:family="graphic" style:parent-style-name="standard" style:list-style-name="L2">
      <style:graphic-properties draw:stroke="none" svg:stroke-width="0cm" draw:fill="solid" draw:fill-color="#d8d8d8"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4" style:family="graphic" style:parent-style-name="standard" style:list-style-name="L2">
      <style:graphic-properties draw:stroke="none" svg:stroke-width="0cm" draw:fill="solid" draw:fill-color="#d8d8d8"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5" style:family="graphic" style:parent-style-name="standard" style:list-style-name="L2">
      <style:graphic-properties draw:stroke="solid" svg:stroke-width="0.026cm" svg:stroke-color="#fbc14e" draw:stroke-linejoin="round" svg:stroke-linecap="butt" draw:fill="solid" draw:fill-color="#fbc14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loext:stroke-complex-color loext:theme-type="dark2" loext:color-type="theme"/>
        <loext:fill-complex-color loext:theme-type="accent4" loext:color-type="theme"/>
      </style:graphic-properties>
      <style:paragraph-properties style:writing-mode="lr-tb"/>
    </style:style>
    <style:style style:name="gr26" style:family="graphic" style:parent-style-name="standard">
      <style:graphic-properties draw:stroke="none" svg:stroke-width="0cm" draw:fill="solid" draw:fill-color="#fef2da"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style:style>
    <style:style style:name="gr2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1.833cm" fo:min-width="11.504cm" fo:padding-top="0.127cm" fo:padding-bottom="0.127cm" fo:padding-left="0.254cm" fo:padding-right="0.254cm" fo:wrap-option="wrap" style:writing-mode="lr-tb" loext:decorative="false"/>
      <style:paragraph-properties style:writing-mode="lr-tb"/>
    </style:style>
    <style:style style:name="gr3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2.749cm" fo:min-width="11.504cm" fo:padding-top="0.127cm" fo:padding-bottom="0.127cm" fo:padding-left="0.254cm" fo:padding-right="0.254cm" fo:wrap-option="wrap" style:writing-mode="lr-tb" loext:decorative="false"/>
      <style:paragraph-properties style:writing-mode="lr-tb"/>
    </style:style>
    <style:style style:name="gr31" style:family="graphic">
      <style:graphic-properties style:protect="size" loext:decorative="false"/>
    </style:style>
    <style:style style:name="pr1" style:family="presentation" style:parent-style-name="Title_20_Only-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0_Only-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 style:family="presentation" style:parent-style-name="Title_20_Only-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1" style:family="paragraph">
      <style:paragraph-properties fo:text-align="start"/>
      <style:text-properties fo:font-size="10pt" style:font-size-asian="10pt" style:font-size-complex="10pt"/>
    </style:style>
    <style:style style:name="P2" style:family="paragraph">
      <loext:graphic-properties draw:fill="solid" draw:fill-color="#ffffff"/>
      <style:paragraph-properties fo:text-align="start" style:font-independent-line-spacing="true"/>
      <style:text-properties fo:font-size="10pt" style:font-size-asian="10pt" style:font-size-complex="10pt"/>
    </style:style>
    <style:style style:name="P3" style:family="paragraph">
      <loext:graphic-properties draw:fill="solid" draw:fill-color="#ffffff"/>
      <style:paragraph-properties fo:text-align="start" style:font-independent-line-spacing="true"/>
      <style:text-properties fo:font-size="14pt"/>
    </style:style>
    <style:style style:name="P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P5" style:family="paragraph">
      <loext:graphic-properties draw:fill="solid" draw:fill-color="#f1a205"/>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6"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7"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0pt" fo:font-weight="normal" style:font-size-asian="10pt" style:font-weight-asian="normal" style:font-size-complex="10pt" style:font-weight-complex="normal"/>
    </style:style>
    <style:style style:name="P8"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0pt" fo:font-weight="normal" style:font-size-asian="10pt" style:font-weight-asian="normal" style:font-size-complex="10pt" style:font-weight-complex="normal"/>
    </style:style>
    <style:style style:name="P9"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1pt" fo:font-weight="normal" style:font-size-asian="11pt" style:font-weight-asian="normal" style:font-size-complex="11pt" style:font-weight-complex="normal"/>
    </style:style>
    <style:style style:name="P10"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1pt" fo:font-weight="normal" style:font-size-asian="11pt" style:font-weight-asian="normal" style:font-size-complex="11pt" style:font-weight-complex="normal"/>
    </style:style>
    <style:style style:name="P11"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14pt"/>
    </style:style>
    <style:style style:name="P12" style:family="paragraph">
      <loext:graphic-properties draw:fill="solid" draw:fill-color="#fbc14e"/>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P13" style:family="paragraph">
      <loext:graphic-properties draw:fill="solid" draw:fill-color="#d8d8d8"/>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P14" style:family="paragraph">
      <loext:graphic-properties draw:fill="solid" draw:fill-color="#fef2da"/>
      <style:paragraph-properties fo:text-align="center" style:font-independent-line-spacing="true"/>
      <style:text-properties fo:font-size="14pt"/>
    </style:style>
    <style:style style:name="P1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19.3999996185303pt"/>
    </style:style>
    <style:style style:name="P17"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8pt" style:font-size-asian="14pt" style:font-size-complex="14pt"/>
    </style:style>
    <style:style style:name="P18" style:family="paragraph">
      <loext:graphic-properties draw:fill="none" draw:fill-color="#ffffff"/>
      <style:paragraph-properties fo:text-align="start" style:font-independent-line-spacing="true"/>
      <style:text-properties fo:font-size="18pt" style:font-size-asian="14pt" style:font-size-complex="14pt"/>
    </style:style>
    <style:style style:name="P19" style:family="paragraph">
      <loext:graphic-properties draw:fill="none" draw:fill-color="#ffffff"/>
      <style:paragraph-properties fo:text-align="start" style:font-independent-line-spacing="true"/>
      <style:text-properties fo:font-size="12pt"/>
    </style:style>
    <style:style style:name="T1" style:family="text">
      <style:text-properties fo:font-size="10pt" style:font-size-asian="10pt" style:font-size-complex="10pt"/>
    </style:style>
    <style:style style:name="T2" style:family="text">
      <style:text-properties fo:font-variant="normal" fo:text-transform="none" fo:color="#ffffff" loext:opacity="100%" style:text-outline="false" style:text-line-through-style="none" style:text-line-through-type="none" style:text-position="0% 100%" style:font-name="Arial" fo:font-size="14.3000001907349pt" fo:letter-spacing="normal" fo:language="en" fo:country="AU" fo:font-style="normal" style:text-underline-style="none" fo:font-weight="normal" fo:background-color="transparent" style:font-name-asian="Arial" style:font-size-asian="14.3000001907349pt" style:font-style-asian="normal" style:font-weight-asian="normal" style:font-name-complex="Arial" style:font-size-complex="14.3000001907349pt" style:font-style-complex="normal" style:font-weight-complex="normal">
        <loext:char-complex-color loext:theme-type="light1" loext:color-type="theme"/>
      </style:text-properties>
    </style:style>
    <style:style style:name="T3" style:family="text">
      <style:text-properties fo:font-variant="normal" fo:text-transform="none" fo:color="#002c46" loext:opacity="100%" style:text-outline="false" style:text-line-through-style="none" style:text-line-through-type="none" style:text-position="0% 100%" style:font-name="Arial" fo:font-size="14.3000001907349pt" fo:letter-spacing="normal" fo:language="en" fo:country="AU" fo:font-style="normal" style:text-underline-style="none" fo:font-weight="normal" fo:background-color="transparent" style:font-name-asian="Arial" style:font-size-asian="14.3000001907349pt" style:font-style-asian="normal" style:font-weight-asian="normal" style:font-name-complex="Arial" style:font-size-complex="14.3000001907349pt" style:font-style-complex="normal"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Arial" fo:font-size="10pt" fo:letter-spacing="normal" fo:language="en" fo:country="AU"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 fo:font-size="10.6999998092651pt" fo:letter-spacing="normal" fo:language="en" fo:country="AU" fo:font-style="normal" style:text-underline-style="none" fo:font-weight="bold" fo:background-color="transparent" style:font-name-asian="Arial" style:font-size-asian="10.6999998092651pt" style:font-style-asian="normal" style:font-weight-asian="bold" style:font-name-complex="Arial" style:font-size-complex="10.6999998092651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Arial" fo:font-size="11pt" fo:letter-spacing="normal" fo:language="en" fo:country="AU"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Quattrocento Sans" fo:font-size="12pt" fo:letter-spacing="normal" fo:language="en" fo:country="AU" fo:font-style="normal" style:text-underline-style="none" fo:font-weight="bold" fo:background-color="transparent" style:font-name-asian="Quattrocento Sans" style:font-size-asian="12pt" style:font-style-asian="normal" style:font-weight-asian="bold" style:font-name-complex="Quattrocento Sans" style:font-size-complex="12pt" style:font-style-complex="normal" style:font-weight-complex="bold">
        <loext:char-complex-color loext:theme-type="light1" loext:color-type="theme"/>
      </style:text-properties>
    </style:style>
    <style:style style:name="T8" style:family="text">
      <style:text-properties fo:font-variant="normal" fo:text-transform="none" fo:color="#29748d" loext:opacity="100%" style:text-outline="false" style:text-line-through-style="none" style:text-line-through-type="none" style:text-position="0% 100%" style:font-name="Quattrocento Sans" fo:font-size="20pt" fo:letter-spacing="normal" fo:language="en" fo:country="AU" fo:font-style="normal" style:text-underline-style="none" fo:font-weight="bold" fo:background-color="transparent" style:font-name-asian="Quattrocento Sans" style:font-size-asian="20pt" style:font-style-asian="normal" style:font-weight-asian="bold" style:font-name-complex="Quattrocento Sans" style:font-size-complex="20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AU" fo:font-style="normal" style:text-underline-style="none" fo:font-weight="bold" fo:background-color="transparent" style:font-name-asian="Arial" style:font-size-asian="14pt" style:font-style-asian="normal" style:font-weight-asian="bold" style:font-name-complex="Arial" style:font-size-complex="14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Arial" fo:font-size="10.6999998092651pt" fo:letter-spacing="normal" fo:language="en" fo:country="AU" fo:font-style="normal" style:text-underline-style="none" fo:background-color="transparent" style:font-name-asian="Arial" style:font-size-asian="10.6999998092651pt" style:font-style-asian="normal" style:font-name-complex="Arial" style:font-size-complex="10.6999998092651pt" style:font-style-complex="normal"/>
    </style:style>
    <style:style style:name="T11" style:family="text">
      <style:text-properties fo:font-variant="normal" fo:text-transform="none" fo:color="#000000" loext:opacity="100%" style:text-outline="false" style:text-line-through-style="none" style:text-line-through-type="none" style:text-position="0% 100%"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AU" fo:font-style="normal" style:text-underline-style="none" fo:font-weight="bold" fo:background-color="transparent" style:font-name-asian="Calibri" style:font-size-asian="12pt" style:font-style-asian="normal" style:font-weight-asian="bold" style:font-name-complex="Calibri" style:font-size-complex="12pt" style:font-style-complex="normal" style:font-weight-complex="bold">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AU" fo:font-style="italic" style:text-underline-style="none" fo:font-weight="normal" fo:background-color="transparent" style:font-name-asian="Arial" style:font-size-asian="12pt" style:font-style-asian="italic" style:font-weight-asian="normal" style:font-name-complex="Arial" style:font-size-complex="12pt" style:font-style-complex="italic"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AU" fo:font-style="italic" style:text-underline-style="none" fo:font-weight="bold" fo:background-color="transparent" style:font-name-asian="Arial" style:font-size-asian="12pt" style:font-style-asian="italic" style:font-weight-asian="bold" style:font-name-complex="Arial" style:font-size-complex="12pt" style:font-style-complex="italic"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AU" fo:font-style="italic" style:text-underline-style="none" fo:font-weight="bold" fo:background-color="transparent" style:font-name-asian="Calibri" style:font-size-asian="12pt" style:font-style-asian="italic" style:font-weight-asian="bold" style:font-name-complex="Calibri" style:font-size-complex="12pt" style:font-style-complex="italic" style:font-weight-complex="bold">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AU" fo:font-style="normal" style:text-underline-style="none" fo:font-weight="normal" fo:background-color="transparent" style:font-name-asian="Calibri"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AU" fo:font-style="normal" style:text-underline-style="solid" style:text-underline-width="auto" style:text-underline-color="font-color" fo:font-weight="bold" fo:background-color="transparent" style:font-name-asian="Calibri" style:font-size-asian="12pt" style:font-style-asian="normal" style:font-weight-asian="bold" style:font-name-complex="Calibri" style:font-size-complex="12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roblem Statement Worksheet (Hypothesis Formation)" draw:style-name="dp1" draw:master-page-name="Title_20_Only" presentation:presentation-page-layout-name="AL1T0">
        <draw:custom-shape draw:name="Google Shape;20;p1" draw:style-name="gr1" draw:text-style-name="P2" draw:layer="layout" svg:width="12.066cm" svg:height="13.002cm" svg:x="0.383cm" svg:y="4.378cm">
          <text:p text:style-name="P1"><text:span text:style-name="T1"/></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1" draw:style-name="gr2" draw:text-style-name="P3" draw:layer="layout" svg:width="12.066cm" svg:height="13.002cm" svg:x="12.743cm" svg:y="4.378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1" draw:style-name="gr3" draw:text-style-name="P5" draw:layer="layout" svg:width="0.8cm" svg:height="0.8cm" svg:x="0.608cm" svg:y="4.495cm">
          <text:p text:style-name="P4"><text:span text:style-name="T2">1</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p1" draw:style-name="gr4" draw:text-style-name="P5" draw:layer="layout" svg:width="0.8cm" svg:height="0.8cm" svg:x="12.968cm" svg:y="4.495cm">
          <text:p text:style-name="P4"><text:span text:style-name="T2">4</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p1" draw:style-name="gr5" draw:text-style-name="P6" draw:layer="layout" svg:width="9.992cm" svg:height="0.622cm" svg:x="1.67cm" svg:y="4.584cm">
          <text:p text:style-name="P4"><text:span text:style-name="T3">Contex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p1" draw:style-name="gr6" draw:text-style-name="P6" draw:layer="layout" svg:width="9.992cm" svg:height="0.622cm" svg:x="14.03cm" svg:y="4.584cm">
          <text:p text:style-name="P4"><text:span text:style-name="T3">Constraints within solution spac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p1" draw:style-name="gr7" draw:text-style-name="P5" draw:layer="layout" svg:width="0.8cm" svg:height="0.8cm" svg:x="12.968cm" svg:y="8.909cm">
          <text:p text:style-name="P4"><text:span text:style-name="T2">5</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1" draw:style-name="gr8" draw:text-style-name="P5" draw:layer="layout" svg:width="0.8cm" svg:height="0.8cm" svg:x="0.608cm" svg:y="8.909cm">
          <text:p text:style-name="P4"><text:span text:style-name="T2">2</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p1" draw:style-name="gr9" draw:text-style-name="P6" draw:layer="layout" svg:width="9.992cm" svg:height="0.622cm" svg:x="1.67cm" svg:y="8.998cm">
          <text:p text:style-name="P4"><text:span text:style-name="T3">Criteria for succes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p1" draw:style-name="gr10" draw:text-style-name="P6" draw:layer="layout" svg:width="9.992cm" svg:height="0.622cm" svg:x="14.03cm" svg:y="8.998cm">
          <text:p text:style-name="P4"><text:span text:style-name="T3">Stakeholders to provide key insigh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p1" draw:style-name="gr11" draw:text-style-name="P5" draw:layer="layout" svg:width="0.8cm" svg:height="0.8cm" svg:x="0.608cm" svg:y="13.327cm">
          <text:p text:style-name="P4"><text:span text:style-name="T2">3</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p1" draw:style-name="gr12" draw:text-style-name="P5" draw:layer="layout" svg:width="0.8cm" svg:height="0.8cm" svg:x="12.968cm" svg:y="13.327cm">
          <text:p text:style-name="P4"><text:span text:style-name="T2">6</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p1" draw:style-name="gr13" draw:text-style-name="P6" draw:layer="layout" svg:width="9.992cm" svg:height="0.609cm" svg:x="1.67cm" svg:y="13.422cm">
          <text:p text:style-name="P4"><text:span text:style-name="T3">Scope of solution space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p1" draw:style-name="gr14" draw:text-style-name="P6" draw:layer="layout" svg:width="9.992cm" svg:height="0.622cm" svg:x="14.03cm" svg:y="13.416cm">
          <text:p text:style-name="P4"><text:span text:style-name="T3">Key data sources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p1" draw:style-name="gr15" draw:text-style-name="P8" draw:layer="layout" svg:width="12.011cm" svg:height="3.46cm" svg:x="0.398cm" svg:y="5.458cm">
          <text:p text:style-name="P7"><text:span text:style-name="T4">Ski resort with 105 trails, 350K skiers/snowboarders per yr</text:span></text:p>
          <text:p text:style-name="P7"><text:span text:style-name="T4">11 lifts, 2 T-bars, 1 Magic Carpet</text:span></text:p>
          <text:p text:style-name="P7"><text:span text:style-name="T4">Longest run: Hellfire, 3.3 mi.</text:span></text:p>
          <text:p text:style-name="P7"><text:span text:style-name="T4">Base elevation: 4,464 ft; Summit: 6,817 ft; Vertical Drop: 2,353 ft.</text:span></text:p>
          <text:p text:style-name="P7"><text:span text:style-name="T4">New chair, costs $1,540,000/yr</text:span></text:p>
          <text:p text:style-name="P7"><text:span text:style-name="T4">Pricing strategy: charge prem. above avg. price of competitor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p1" draw:style-name="gr16" draw:text-style-name="P6" draw:layer="layout" svg:width="12.011cm" svg:height="3.917cm" svg:x="0.398cm" svg:y="11.93cm">
          <text:p text:style-name="P4"><text:span text:style-name="T5"/></text:p>
          <text:p text:style-name="P4"><text:span text:style-name="T5"/></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p1" draw:style-name="gr17" draw:text-style-name="P8" draw:layer="layout" svg:width="12.011cm" svg:height="2.086cm" svg:x="0.519cm" svg:y="14.402cm">
          <text:p text:style-name="P7"><text:span text:style-name="T4">Use data from provided csv to analyze competitors</text:span></text:p>
          <text:p text:style-name="P7"><text:span text:style-name="T4">Use data about BMR to determine facility-use adjustments</text:span></text:p>
          <text:p text:style-name="P7"><text:span text:style-name="T4">Use pricing information to decide different pricing/usage strategy</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p1" draw:style-name="gr18" draw:text-style-name="P8" draw:layer="layout" svg:width="12.011cm" svg:height="3.002cm" svg:x="12.662cm" svg:y="5.455cm">
          <text:p text:style-name="P7"><text:span text:style-name="T4">Available data about BMR is currently limited</text:span></text:p>
          <text:p text:style-name="P7"><text:span text:style-name="T4">Available data about competitors is limited to a single csv</text:span></text:p>
          <text:p text:style-name="P7"><text:span text:style-name="T4">Adjustments to pricing and usage strategy can cause damage, if not completed properly</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p1" draw:style-name="gr19" draw:text-style-name="P10" draw:layer="layout" svg:width="12.011cm" svg:height="3.002cm" svg:x="12.753cm" svg:y="14.125cm">
          <text:p text:style-name="P9"><text:span text:style-name="T6">A single csv file obtained from the database manager</text:span></text:p>
          <text:p text:style-name="P9"><text:span text:style-name="T6">The resort data provided at the outset of the “Problem Identification Overview + Context” documen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p1" draw:style-name="gr20" draw:text-style-name="P12" draw:layer="layout" svg:width="1.199cm" svg:height="0.569cm" svg:x="18.426cm" svg:y="18.123cm">
          <text:p text:style-name="P11"><text:span text:style-name="T7">H</text:span></text:p>
          <draw:enhanced-geometry draw:mirror-horizontal="false" draw:mirror-vertical="false" svg:viewBox="0 0 0 0" draw:glue-points="?f5 0 ?f3 ?f9 ?f5 ?f10 ?f11 ?f9"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aximum="?f1" draw:handle-range-x-minimum="0" draw:handle-position="?f4 0" draw:handle-position-x="?f4" draw:handle-position-y="0"/>
          </draw:enhanced-geometry>
        </draw:custom-shape>
        <draw:custom-shape draw:name="Google Shape;40;p1" draw:style-name="gr21" draw:text-style-name="P13" draw:layer="layout" svg:width="1.199cm" svg:height="0.599cm" svg:x="19.524cm" svg:y="18.094cm">
          <text:p text:style-name="P11"><text:span text:style-name="T7">D</text:span></text:p>
          <draw:enhanced-geometry draw:mirror-horizontal="false" draw:mirror-vertical="false" svg:viewBox="0 0 0 0" draw:glue-points="?f5 0 ?f3 ?f9 ?f5 ?f10 ?f11 ?f9"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aximum="?f1" draw:handle-range-x-minimum="0" draw:handle-position="?f4 0" draw:handle-position-x="?f4" draw:handle-position-y="0"/>
          </draw:enhanced-geometry>
        </draw:custom-shape>
        <draw:custom-shape draw:name="Google Shape;41;p1" draw:style-name="gr22" draw:text-style-name="P13" draw:layer="layout" svg:width="1.199cm" svg:height="0.599cm" svg:x="20.701cm" svg:y="18.064cm">
          <text:p text:style-name="P11"><text:span text:style-name="T7">E</text:span></text:p>
          <draw:enhanced-geometry draw:mirror-horizontal="false" draw:mirror-vertical="false" svg:viewBox="0 0 0 0" draw:glue-points="?f5 0 ?f3 ?f9 ?f5 ?f10 ?f11 ?f9"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aximum="?f1" draw:handle-range-x-minimum="0" draw:handle-position="?f4 0" draw:handle-position-x="?f4" draw:handle-position-y="0"/>
          </draw:enhanced-geometry>
        </draw:custom-shape>
        <draw:custom-shape draw:name="Google Shape;42;p1" draw:style-name="gr23" draw:text-style-name="P13" draw:layer="layout" svg:width="1.199cm" svg:height="0.599cm" svg:x="21.796cm" svg:y="18.078cm">
          <text:p text:style-name="P11"><text:span text:style-name="T7">I</text:span></text:p>
          <draw:enhanced-geometry draw:mirror-horizontal="false" draw:mirror-vertical="false" svg:viewBox="0 0 0 0" draw:glue-points="?f5 0 ?f3 ?f9 ?f5 ?f10 ?f11 ?f9"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aximum="?f1" draw:handle-range-x-minimum="0" draw:handle-position="?f4 0" draw:handle-position-x="?f4" draw:handle-position-y="0"/>
          </draw:enhanced-geometry>
        </draw:custom-shape>
        <draw:custom-shape draw:name="Google Shape;43;p1" draw:style-name="gr24" draw:text-style-name="P13" draw:layer="layout" svg:width="1.199cm" svg:height="0.599cm" svg:x="22.905cm" svg:y="18.064cm">
          <text:p text:style-name="P11"><text:span text:style-name="T7">P</text:span></text:p>
          <draw:enhanced-geometry draw:mirror-horizontal="false" draw:mirror-vertical="false" svg:viewBox="0 0 0 0" draw:glue-points="?f5 0 ?f3 ?f9 ?f5 ?f10 ?f11 ?f9"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aximum="?f1" draw:handle-range-x-minimum="0" draw:handle-position="?f4 0" draw:handle-position-x="?f4" draw:handle-position-y="0"/>
          </draw:enhanced-geometry>
        </draw:custom-shape>
        <draw:custom-shape draw:name="Google Shape;44;p1" draw:style-name="gr25" draw:text-style-name="P12" draw:layer="layout" svg:width="1.199cm" svg:height="0.569cm" svg:x="22.498cm" svg:y="1.964cm">
          <text:p text:style-name="P11"><text:span text:style-name="T7">H</text:span></text:p>
          <draw:enhanced-geometry draw:mirror-horizontal="false" draw:mirror-vertical="false" svg:viewBox="0 0 0 0" draw:glue-points="?f5 0 ?f3 ?f9 ?f5 ?f10 ?f11 ?f9"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range-x-maximum="?f1" draw:handle-range-x-minimum="0" draw:handle-position="?f4 0" draw:handle-position-x="?f4" draw:handle-position-y="0"/>
          </draw:enhanced-geometry>
        </draw:custom-shape>
        <draw:custom-shape draw:name="Google Shape;45;p1" draw:style-name="gr26" draw:text-style-name="P14" draw:layer="layout" svg:width="21.457cm" svg:height="3.158cm" svg:x="0.338cm" svg:y="0.324cm">
          <text:p/>
          <draw:enhanced-geometry draw:mirror-horizontal="false" draw:mirror-vertical="false" svg:viewBox="0 0 0 0" draw:glue-points="?f2 0 0 ?f4 ?f2 ?f36 ?f37 ?f4 ?f3 ?f5" draw:text-areas="0 0 ?f37 ?f36" draw:type="ooxml-wedgeRectCallout" draw:modifiers="53513 658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range-y-maximum="2147483647" draw:handle-range-y-minimum="-2147483647" draw:handle-position="?f3 ?f5" draw:handle-position-x="?f3" draw:handle-position-y="?f5"/>
          </draw:enhanced-geometry>
        </draw:custom-shape>
        <draw:frame draw:name="Google Shape;46;p1" presentation:style-name="pr1" draw:text-style-name="P16" draw:layer="layout" svg:width="24.426cm" svg:height="0.854cm" svg:x="0.512cm" svg:y="0.527cm" presentation:class="title" presentation:user-transformed="true">
          <draw:text-box>
            <text:p text:style-name="P15"><text:span text:style-name="T8">Problem Statement Worksheet (Hypothesis Formation)</text:span></text:p>
          </draw:text-box>
        </draw:frame>
        <draw:custom-shape draw:name="Google Shape;47;p1" draw:style-name="gr27" draw:text-style-name="P8" draw:layer="layout" svg:width="12.011cm" svg:height="3.002cm" svg:x="12.798cm" svg:y="9.854cm">
          <text:p text:style-name="P7"><text:span text:style-name="T4"/></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p1" draw:style-name="gr28" draw:text-style-name="P6" draw:layer="layout" svg:width="23.845cm" svg:height="1.367cm" svg:x="0.512cm" svg:y="1.503cm">
          <text:p text:style-name="P4"><text:span text:style-name="T9">Big Mountain Resor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p 1" draw:style-name="gr29" draw:text-style-name="P6" draw:layer="layout" svg:width="12.011cm" svg:height="2.086cm" svg:x="0.438cm" svg:y="10.16cm">
          <text:p text:style-name="P4"><text:span text:style-name="T10">Use data-driven decision making to offer guidance on how to select a better value for their ticket price. The meaning of this is not clear. They may need to utilize their facilities differently, which might include shutting down lifts etc. They also would like to consider charging a higher ticket price.</text:span></text:p>
          <text:p text:style-name="P4"><text:span text:style-name="T10">Ultimate goal is to increase revenu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p 1" draw:style-name="gr30" draw:text-style-name="P8" draw:layer="layout" svg:width="12.011cm" svg:height="3.002cm" svg:x="12.663cm" svg:y="10.16cm">
          <text:p text:style-name="P7"><text:span text:style-name="T4">The primary stakeholder is BMR</text:span></text:p>
          <text:p text:style-name="P7"><text:span text:style-name="T4">The database manager provided the csv fil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p1:notes" presentation:style-name="pr2" draw:text-style-name="P18" draw:layer="layout" svg:width="0.471cm" svg:height="0.512cm" svg:x="16.784cm" svg:y="26.371cm" presentation:class="page-number" presentation:user-transformed="true">
            <draw:text-box>
              <text:p text:style-name="P17"><text:span text:style-name="T11"><text:page-number>&lt;number&gt;</text:page-number></text:span></text:p>
            </draw:text-box>
          </draw:frame>
          <draw:page-thumbnail draw:name="Google Shape;17;p1:notes" draw:style-name="gr31" draw:layer="layout" svg:width="31.114cm" svg:height="23.335cm" svg:x="-6.443cm" svg:y="3.515cm" draw:page-number="1" presentation:class="page"/>
          <draw:frame draw:name="Google Shape;18;p1:notes" presentation:style-name="pr3" draw:text-style-name="P19" draw:layer="layout" svg:width="15.196cm" svg:height="0.683cm" svg:x="2.193cm" svg:y="1.681cm" presentation:class="notes" presentation:user-transformed="true">
            <draw:text-box>
              <text:p text:style-name="P15"><text:span text:style-name="T12">Hypothesis: </text:span><text:span text:style-name="T13">Create a Hypothesis with an emphasis on SMART principles. </text:span><text:span text:style-name="T14">(</text:span><text:span text:style-name="T15">S – Specific, M – Measurable, A – Achievable, R – Realistic, T – Timebound). </text:span><text:span text:style-name="T16">If you cannot do this, you </text:span><text:span text:style-name="T12">do not</text:span><text:span text:style-name="T16"> have a good grasp on the business problem.</text:span></text:p>
              <text:p text:style-name="P15"><text:span text:style-name="T16"/></text:p>
              <text:p text:style-name="P15"><text:span text:style-name="T12">Context: </text:span><text:span text:style-name="T16">With context, we have </text:span><text:span text:style-name="T17">clearly identified the problem at hand </text:span><text:span text:style-name="T16">and have elucidated on how our initiative may solve this problem, alongside the commercial implications this will have on the business. </text:span></text:p>
              <text:p text:style-name="P15"><text:span text:style-name="T12"/></text:p>
              <text:p text:style-name="P15"><text:span text:style-name="T12">Criteria for Success</text:span><text:span text:style-name="T16">: Clearly defining the criteria for success ensures that the scope of your work is clearly defined and understood. Otherwise, if this isn’t defined – your work will never end which will result in mismatched expectations.</text:span></text:p>
              <text:p text:style-name="P15"><text:span text:style-name="T16"/></text:p>
              <text:p text:style-name="P15"><text:span text:style-name="T12">Scope of Solution Space: </text:span><text:span text:style-name="T16">Scoping out the solution space ensures that the business initiative is SPECIFIC for a certain segment or area. This prevents solutions that have been developed being scaled and applied for all other business units that the solution may not be responsible or scalable for.</text:span></text:p>
              <text:p text:style-name="P15"><text:span text:style-name="T16"/></text:p>
              <text:p text:style-name="P15"><text:span text:style-name="T12">Constraints within Solution Space: </text:span><text:span text:style-name="T16">Looking forward, what are the foreseeable problems we are likely to encounter? Could this be stakeholder resistance? Could this be we don’t have access to the right data? </text:span></text:p>
              <text:p text:style-name="P15"><text:span text:style-name="T16"/></text:p>
              <text:p text:style-name="P15"><text:span text:style-name="T12">Stakeholders to provide key insight: </text:span><text:span text:style-name="T16">Who are the people I need to speak to, to get the answers I need for my data analysis?</text:span></text:p>
              <text:p text:style-name="P15"><text:span text:style-name="T16"/></text:p>
              <text:p text:style-name="P15"><text:span text:style-name="T12">What key data sources are required</text:span><text:span text:style-name="T16">?</text:span></text:p>
              <text:p text:style-name="P15"><text:span text:style-name="T16">Based off my discussions with the key stakeholders – can we clearly list out all the data sources we need so we can make a highly targeted request as opposed to a scatter-gun approach where we ask for a bit of everything?</text:span></text:p>
              <text:p text:style-name="P15"><text:span text:style-name="T12"/></text:p>
              <text:p text:style-name="P15"><text:span text:style-name="T12"/></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Calibri" svg:font-family="Calibri"/>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Quattrocento Sans" svg:font-family="'Quattrocento San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Only-background" style:display-name="Title Only-background" style:family="presentation">
      <style:graphic-properties draw:stroke="none" draw:fill="solid" draw:fill-color="#ffffff">
        <loext:fill-complex-color loext:theme-type="light1" loext:color-type="theme"/>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3" style:display-name="Title Only-outline3" style:family="presentation" style:parent-style-name="Title_20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4" style:display-name="Title Only-outline4" style:family="presentation" style:parent-style-name="Title_20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pr1"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2"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Only" style:display-name="Title Only" style:page-layout-name="PM1" draw:style-name="Mdp1">
      <loext:theme loext:name="Synergy_CF_YNR002">
        <loext:theme-colors loext:name="Current">
          <loext:color loext:name="dark1" loext:color="#002c46"/>
          <loext:color loext:name="light1" loext:color="#ffffff"/>
          <loext:color loext:name="dark2" loext:color="#fbc14e"/>
          <loext:color loext:name="light2" loext:color="#879c16"/>
          <loext:color loext:name="accent1" loext:color="#99aabe"/>
          <loext:color loext:name="accent2" loext:color="#406085"/>
          <loext:color loext:name="accent3" loext:color="#002c46"/>
          <loext:color loext:name="accent4" loext:color="#fbc14e"/>
          <loext:color loext:name="accent5" loext:color="#379bbd"/>
          <loext:color loext:name="accent6" loext:color="#808080"/>
          <loext:color loext:name="hyperlink" loext:color="#002c46"/>
          <loext:color loext:name="followed-hyperlink" loext:color="#fbc14e"/>
        </loext:theme-colors>
      </loext:theme>
      <draw:custom-shape draw:name="Google Shape;10;p2" draw:style-name="Mgr3" draw:text-style-name="MP5" draw:layer="backgroundobjects" svg:width="1.862cm" svg:height="0.345cm" svg:x="23.051cm" svg:y="0.103cm">
        <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p3" presentation:style-name="Title_20_Only-title" draw:layer="backgroundobjects" svg:width="24.427cm" svg:height="0.828cm" svg:x="0.486cm" svg:y="0.652cm" presentation:class="title" presentation:placeholder="true" presentation:user-transformed="true">
        <draw:text-box/>
      </draw:frame>
      <presentation:notes style:page-layout-name="PM2">
        <draw:page-thumbnail presentation:style-name="Title_20_Only-title" draw:layer="backgroundobjects" svg:width="18.624cm" svg:height="10.476cm" svg:x="1.482cm" svg:y="2.123cm" presentation:class="page"/>
        <draw:frame presentation:style-name="Title_20_Only-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hristopher H</meta:initial-creator>
    <meta:generator>LibreOffice/25.8.3.1$Linux_X86_64 LibreOffice_project/580$Build-1</meta:generator>
    <dc:date>2026-02-22T14:34:17.464261979</dc:date>
    <meta:editing-duration>PT6M49S</meta:editing-duration>
    <meta:editing-cycles>1</meta:editing-cycles>
    <meta:document-statistic meta:object-count="52"/>
  </office:meta>
</office:document-meta>
</file>